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7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9" style:family="paragraph" style:parent-style-name="Standard">
      <style:text-properties style:font-name="Caligra" officeooo:paragraph-rsid="00540c2c"/>
    </style:style>
    <style:style style:name="P10" style:family="paragraph" style:parent-style-name="Standard">
      <style:text-properties style:font-name="Caligra" officeooo:rsid="005b81eb" officeooo:paragraph-rsid="005b81eb"/>
    </style:style>
    <style:style style:name="P11" style:family="paragraph" style:parent-style-name="Standard">
      <style:text-properties officeooo:paragraph-rsid="006453bc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7ec947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57597" officeooo:paragraph-rsid="00757597" style:font-size-asian="11pt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5eba4" officeooo:paragraph-rsid="0075eba4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08d3" officeooo:paragraph-rsid="007608d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120e" officeooo:paragraph-rsid="00769b0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text-properties style:font-name="Caligra" officeooo:rsid="0082bc18" officeooo:paragraph-rsid="0082bc18"/>
    </style:style>
    <style:style style:name="P27" style:family="paragraph" style:parent-style-name="Text_20_body">
      <style:text-properties style:font-name="Caligra" fo:font-weight="normal" officeooo:rsid="0032c8eb" officeooo:paragraph-rsid="00769b0f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7e2ebb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d475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style="normal" style:text-underline-style="none" officeooo:rsid="0076120e" style:font-size-asian="11pt" style:font-style-asian="normal" style:font-name-complex="Arial" style:font-size-complex="11pt" style:font-style-complex="normal"/>
    </style:style>
    <style:style style:name="T10" style:family="text">
      <style:text-properties fo:font-size="11pt" fo:font-style="normal" style:text-underline-style="none" officeooo:rsid="00797902" style:font-size-asian="11pt" style:font-style-asian="normal" style:font-name-complex="Arial" style:font-size-complex="11pt" style:font-style-complex="normal"/>
    </style:style>
    <style:style style:name="T11" style:family="text">
      <style:text-properties fo:font-size="11pt" fo:font-style="normal" style:text-underline-style="none" officeooo:rsid="007b92cf" style:font-size-asian="11pt" style:font-style-asian="normal" style:font-name-complex="Arial" style:font-size-complex="11pt" style:font-style-complex="normal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officeooo:rsid="005d01c8"/>
    </style:style>
    <style:style style:name="T16" style:family="text">
      <style:text-properties officeooo:rsid="006c6d6c"/>
    </style:style>
    <style:style style:name="T17" style:family="text">
      <style:text-properties officeooo:rsid="0078d1b7"/>
    </style:style>
    <style:style style:name="T18" style:family="text">
      <style:text-properties officeooo:rsid="0079f4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52427810544">
          <table:table-cell table:style-name="Table1.A1" office:value-type="string">
            <text:p text:style-name="P20">La dernière fois </text:p>
          </table:table-cell>
          <table:table-cell table:style-name="Table1.A1" office:value-type="string">
            <text:p text:style-name="P19"><text:span text:style-name="T4">P</text:span><text:span text:style-name="T3">our aujourd’hui :</text:span></text:p>
          </table:table-cell>
          <table:table-cell table:style-name="Table1.C1" office:value-type="string">
            <text:p text:style-name="P18">suivi : </text:p>
          </table:table-cell>
        </table:table-row>
        <table:table-row table:style-name="TableLine94752304487360">
          <table:table-cell table:style-name="Table1.A2" office:value-type="string">
            <text:p text:style-name="P28">Nous avons:</text:p>
            <text:p text:style-name="P28">- fait la bataille scientifique</text:p>
            <text:p text:style-name="P28">- continué l'activité 4 (question 5 corrigée, Q4: 72min pas encore corrigé).</text:p>
          </table:table-cell>
          <table:table-cell table:style-name="Table1.A2" office:value-type="string">
            <text:p text:style-name="P29">Pour la prochaine fois:</text:p>
            <text:p text:style-name="P29">- recopier le cours manquant si vous ne l'avez pas fait.</text:p>
            <text:p text:style-name="P29">- finir la question 4</text:p>
          </table:table-cell>
          <table:table-cell table:style-name="Table1.C2" office:value-type="string">
            <text:p text:style-name="P21"/>
          </table:table-cell>
        </table:table-row>
      </table:table>
      <text:p text:style-name="P17"/>
      <text:p text:style-name="P14">4 jui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2"><text:span text:style-name="T12">Séance </text:span><text:span text:style-name="T13">_</text:span><text:span text:style-name="T12">: </text:span><text:span text:style-name="T14">Fiche de préparation</text:span><text:span text:style-name="T6"> <text:s/></text:span></text:p>
            <text:p text:style-name="P13"><text:span text:style-name="T6">c</text:span><text:span text:style-name="T5">lasse : <text:s/></text:span><text:span text:style-name="T7">4e</text:span><text:span text:style-name="T8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 table:style-name="Tableau1.4">
          <table:table-cell table:style-name="Tableau1.A4" office:value-type="string">
            <text:p text:style-name="P22">Rappel + moyen mnémotechnique</text:p>
          </table:table-cell>
          <table:table-cell table:style-name="Tableau1.B4" office:value-type="string">
            <text:p text:style-name="P6"/>
          </table:table-cell>
          <table:table-cell table:style-name="Tableau1.A4" office:value-type="string">
            <text:p text:style-name="P6"/>
          </table:table-cell>
        </table:table-row>
        <table:table-row table:style-name="Tableau1.4">
          <table:table-cell table:style-name="Tableau1.A4" office:value-type="string">
            <text:p text:style-name="P23">Correction Q4 72min</text:p>
          </table:table-cell>
          <table:table-cell table:style-name="Tableau1.B4" office:value-type="string">
            <text:p text:style-name="P6"/>
          </table:table-cell>
          <table:table-cell table:style-name="Tableau1.A4" office:value-type="string">
            <text:p text:style-name="P6"/>
          </table:table-cell>
        </table:table-row>
        <table:table-row table:style-name="Tableau1.6">
          <table:table-cell table:style-name="Tableau1.A4" office:value-type="string">
            <text:p text:style-name="P24">Tache complexe noté en groupe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4" office:value-type="string">
            <text:p text:style-name="P25">Exercice 1,3,<text:span text:style-name="T17">4 </text:span><text:span text:style-name="T18">(5,6)</text:span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7"/>
          </table:table-cell>
        </table:table-row>
        <table:table-row table:style-name="Tableau1.8">
          <table:table-cell table:style-name="Tableau1.A8" office:value-type="string">
            <text:p text:style-name="P5">Agenda <text:span text:style-name="T15">+ matériel + tables</text:span></text:p>
          </table:table-cell>
          <table:table-cell table:style-name="Tableau1.B8" office:value-type="string">
            <text:p text:style-name="P26">exercices</text:p>
          </table:table-cell>
          <table:table-cell table:style-name="Tableau1.A8" office:value-type="string">
            <text:p text:style-name="P10">5min</text:p>
          </table:table-cell>
        </table:table-row>
      </table:table>
      <text:p text:style-name="P9"/>
      <text:p text:style-name="P27"><text:span text:style-name="T1">Pour la prochaine fois </text:span><text:span text:style-name="T2">: </text:span><text:span text:style-name="T9">Exercice 1,3,</text:span><text:span text:style-name="T10">4 </text:span><text:span text:style-name="T11">(5,6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52419674112">
          <table:table-cell table:style-name="Tableau2.A1" office:value-type="string">
            <text:p text:style-name="P16">Matériel</text:p>
          </table:table-cell>
          <table:table-cell table:style-name="Tableau2.A1" office:value-type="string">
            <text:p text:style-name="P16"><text:span text:style-name="T16">T</text:span>ravail <text:span text:style-name="T16">non fait</text:span></text:p>
          </table:table-cell>
          <table:table-cell table:style-name="Tableau2.A1" office:value-type="string">
            <text:p text:style-name="P16"><text:span text:style-name="T16">T</text:span>ravail <text:span text:style-name="T16">pendant l'heure</text:span></text:p>
          </table:table-cell>
          <table:table-cell table:style-name="Tableau2.D1" office:value-type="string">
            <text:p text:style-name="P16">Comportement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D2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14S</meta:editing-duration>
    <meta:editing-cycles>33</meta:editing-cycles>
    <meta:generator>LibreOffice/7.0.4.2$Linux_X86_64 LibreOffice_project/00$Build-2</meta:generator>
    <meta:creation-date>2021-02-04T16:16:38.289524303</meta:creation-date>
    <meta:initial-creator>J Cercy</meta:initial-creator>
    <dc:date>2021-06-03T22:13:40.834797137</dc:date>
    <dc:creator>J Cercy</dc:creator>
    <meta:document-statistic meta:table-count="3" meta:image-count="0" meta:object-count="0" meta:page-count="1" meta:paragraph-count="28" meta:word-count="99" meta:character-count="582" meta:non-whitespace-character-count="506"/>
    <meta:template xlink:type="simple" xlink:actuate="onRequest" xlink:title="fiche_de_prep_type" xlink:href="../fiche_de_prep_type.ott" meta:date="2021-02-04T16:16:36.866451548"/>
  </office:meta>
</office:document-meta>
</file>